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2pt" officeooo:rsid="000fe71f" officeooo:paragraph-rsid="000fe71f" style:font-size-asian="22pt" style:font-size-complex="22pt"/>
    </style:style>
    <style:style style:name="P2" style:family="paragraph" style:parent-style-name="Standard">
      <style:paragraph-properties fo:text-align="center" style:justify-single-word="false"/>
      <style:text-properties fo:font-size="22pt" officeooo:rsid="000fe71f" officeooo:paragraph-rsid="000fe71f" style:font-size-asian="22pt" style:font-size-complex="22pt"/>
    </style:style>
    <style:style style:name="P3" style:family="paragraph" style:parent-style-name="Standard">
      <style:paragraph-properties fo:text-align="center" style:justify-single-word="false"/>
      <style:text-properties fo:font-size="20pt" officeooo:rsid="000fe71f" officeooo:paragraph-rsid="000fe71f" style:font-size-asian="20pt" style:font-size-complex="20pt"/>
    </style:style>
    <style:style style:name="P4" style:family="paragraph" style:parent-style-name="Standard">
      <style:paragraph-properties fo:text-align="center" style:justify-single-word="false"/>
      <style:text-properties fo:font-size="20pt" officeooo:rsid="00106d42" officeooo:paragraph-rsid="00106d42" style:font-size-asian="17.5pt" style:font-size-complex="20pt"/>
    </style:style>
    <style:style style:name="P5" style:family="paragraph" style:parent-style-name="Standard">
      <style:paragraph-properties fo:text-align="center" style:justify-single-word="false"/>
      <style:text-properties fo:font-size="20pt" officeooo:rsid="001586ef" officeooo:paragraph-rsid="001586ef" style:font-size-asian="17.5pt" style:font-size-complex="20pt"/>
    </style:style>
    <style:style style:name="P6" style:family="paragraph" style:parent-style-name="Standard">
      <style:paragraph-properties fo:text-align="start" style:justify-single-word="false"/>
      <style:text-properties fo:font-size="12pt" officeooo:rsid="000fe71f" officeooo:paragraph-rsid="000fe71f" style:font-size-asian="10.5pt" style:font-size-complex="12pt"/>
    </style:style>
    <style:style style:name="P7" style:family="paragraph" style:parent-style-name="Standard">
      <style:paragraph-properties fo:text-align="start" style:justify-single-word="false"/>
      <style:text-properties fo:font-size="12pt" officeooo:rsid="00104427" officeooo:paragraph-rsid="00104427" style:font-size-asian="10.5pt" style:font-size-complex="12pt"/>
    </style:style>
    <style:style style:name="P8" style:family="paragraph" style:parent-style-name="Standard">
      <style:paragraph-properties fo:text-align="start" style:justify-single-word="false"/>
      <style:text-properties fo:font-size="12pt" officeooo:rsid="00106d42" officeooo:paragraph-rsid="00106d42" style:font-size-asian="10.5pt" style:font-size-complex="12pt"/>
    </style:style>
    <style:style style:name="P9" style:family="paragraph" style:parent-style-name="Standard">
      <style:paragraph-properties fo:text-align="start" style:justify-single-word="false"/>
      <style:text-properties fo:font-size="12pt" officeooo:rsid="001586ef" officeooo:paragraph-rsid="001586ef" style:font-size-asian="10.5pt" style:font-size-complex="12pt"/>
    </style:style>
    <style:style style:name="P10" style:family="paragraph" style:parent-style-name="Standard">
      <style:paragraph-properties fo:text-align="start" style:justify-single-word="false"/>
      <style:text-properties fo:font-size="12pt" fo:font-weight="bold" officeooo:rsid="00106d42" officeooo:paragraph-rsid="00106d42" style:font-size-asian="10.5pt" style:font-weight-asian="bold" style:font-size-complex="12pt" style:font-weight-complex="bold"/>
    </style:style>
    <style:style style:name="P11" style:family="paragraph" style:parent-style-name="Standard">
      <style:paragraph-properties fo:text-align="start" style:justify-single-word="false"/>
      <style:text-properties officeooo:paragraph-rsid="000fe71f"/>
    </style:style>
    <style:style style:name="P12" style:family="paragraph" style:parent-style-name="Standard">
      <style:paragraph-properties fo:text-align="start" style:justify-single-word="false"/>
      <style:text-properties officeooo:paragraph-rsid="00104427"/>
    </style:style>
    <style:style style:name="P13" style:family="paragraph" style:parent-style-name="Standard">
      <style:paragraph-properties fo:text-align="start" style:justify-single-word="false"/>
      <style:text-properties officeooo:paragraph-rsid="00132d86"/>
    </style:style>
    <style:style style:name="P14" style:family="paragraph" style:parent-style-name="Standard">
      <style:paragraph-properties fo:text-align="start" style:justify-single-word="false"/>
      <style:text-properties officeooo:paragraph-rsid="00139b73"/>
    </style:style>
    <style:style style:name="P15" style:family="paragraph" style:parent-style-name="Standard">
      <style:paragraph-properties fo:text-align="start" style:justify-single-word="false"/>
      <style:text-properties officeooo:rsid="0011e44b" officeooo:paragraph-rsid="0011e44b"/>
    </style:style>
    <style:style style:name="P16" style:family="paragraph" style:parent-style-name="Standard">
      <style:paragraph-properties fo:text-align="start" style:justify-single-word="false"/>
      <style:text-properties fo:font-weight="bold" officeooo:rsid="0011e44b" officeooo:paragraph-rsid="0011e44b" style:font-weight-asian="bold" style:font-weight-complex="bold"/>
    </style:style>
    <style:style style:name="P17" style:family="paragraph" style:parent-style-name="Standard">
      <style:paragraph-properties fo:text-align="start" style:justify-single-word="false"/>
      <style:text-properties fo:font-weight="bold" officeooo:rsid="00132d86" officeooo:paragraph-rsid="00132d86" style:font-weight-asian="bold" style:font-weight-complex="bold"/>
    </style:style>
    <style:style style:name="P18" style:family="paragraph" style:parent-style-name="Standard">
      <style:paragraph-properties fo:text-align="start" style:justify-single-word="false"/>
      <style:text-properties fo:font-weight="bold" officeooo:rsid="001577cb" officeooo:paragraph-rsid="001577cb" style:font-weight-asian="bold" style:font-weight-complex="bold"/>
    </style:style>
    <style:style style:name="P19" style:family="paragraph" style:parent-style-name="Standard">
      <style:paragraph-properties fo:text-align="start" style:justify-single-word="false"/>
      <style:text-properties fo:font-weight="normal" officeooo:rsid="0011e44b" officeooo:paragraph-rsid="0011e44b" style:font-weight-asian="normal" style:font-weight-complex="normal"/>
    </style:style>
    <style:style style:name="P20" style:family="paragraph" style:parent-style-name="Standard">
      <style:paragraph-properties fo:text-align="start" style:justify-single-word="false"/>
      <style:text-properties fo:font-weight="normal" officeooo:rsid="00139b73" officeooo:paragraph-rsid="00139b73" style:font-weight-asian="normal" style:font-weight-complex="normal"/>
    </style:style>
    <style:style style:name="P21" style:family="paragraph" style:parent-style-name="Standard">
      <style:paragraph-properties fo:text-align="start" style:justify-single-word="false"/>
      <style:text-properties officeooo:rsid="00132d86" officeooo:paragraph-rsid="00132d86"/>
    </style:style>
    <style:style style:name="P22" style:family="paragraph" style:parent-style-name="Standard">
      <style:paragraph-properties fo:text-align="start" style:justify-single-word="false"/>
      <style:text-properties officeooo:rsid="00139b73" officeooo:paragraph-rsid="00139b73"/>
    </style:style>
    <style:style style:name="P23" style:family="paragraph" style:parent-style-name="Standard">
      <style:paragraph-properties fo:text-align="start" style:justify-single-word="false"/>
      <style:text-properties officeooo:rsid="001577cb" officeooo:paragraph-rsid="001577cb"/>
    </style:style>
    <style:style style:name="P24" style:family="paragraph" style:parent-style-name="Standard">
      <style:paragraph-properties fo:text-align="start" style:justify-single-word="false"/>
      <style:text-properties officeooo:rsid="001577cb" officeooo:paragraph-rsid="001586ef"/>
    </style:style>
    <style:style style:name="P25" style:family="paragraph" style:parent-style-name="Standard">
      <style:paragraph-properties fo:text-align="start" style:justify-single-word="false"/>
      <style:text-properties officeooo:rsid="001586ef" officeooo:paragraph-rsid="001586ef"/>
    </style:style>
    <style:style style:name="T1" style:family="text">
      <style:text-properties officeooo:rsid="00104427"/>
    </style:style>
    <style:style style:name="T2" style:family="text">
      <style:text-properties fo:font-size="12pt" officeooo:rsid="000fe71f" style:font-size-asian="10.5pt" style:font-size-complex="12pt"/>
    </style:style>
    <style:style style:name="T3" style:family="text">
      <style:text-properties fo:font-size="12pt" officeooo:rsid="00104427" style:font-size-asian="10.5pt" style:font-size-complex="12pt"/>
    </style:style>
    <style:style style:name="T4" style:family="text">
      <style:text-properties officeooo:rsid="00106d42"/>
    </style:style>
    <style:style style:name="T5" style:family="text">
      <style:text-properties officeooo:rsid="00132d86"/>
    </style:style>
    <style:style style:name="T6" style:family="text">
      <style:text-properties fo:font-weight="normal" officeooo:rsid="00132d86" style:font-weight-asian="normal" style:font-weight-complex="normal"/>
    </style:style>
    <style:style style:name="T7" style:family="text">
      <style:text-properties fo:font-weight="normal" officeooo:rsid="00139b73" style:font-weight-asian="normal" style:font-weight-complex="normal"/>
    </style:style>
    <style:style style:name="T8" style:family="text">
      <style:text-properties officeooo:rsid="00139b73"/>
    </style:style>
    <style:style style:name="T9" style:family="text">
      <style:text-properties officeooo:rsid="001577cb"/>
    </style:style>
    <style:style style:name="T10" style:family="text">
      <style:text-properties officeooo:rsid="001586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4: </text:p>
      <text:p text:style-name="P1"/>
      <text:p text:style-name="P1"/>
      <text:p text:style-name="P1"/>
      <text:p text:style-name="P1"/>
      <text:p text:style-name="P1"/>
      <text:p text:style-name="P1"/>
      <text:p text:style-name="P2"><text:tab/>Optimización basada en Colonias de Hormigas para el Problema de la Selección de <text:tab/>Características</text:p>
      <text:p text:style-name="P2"/>
      <text:p text:style-name="P2"/>
      <text:p text:style-name="P2"/>
      <text:p text:style-name="P2"/>
      <text:p text:style-name="P2"/>
      <text:p text:style-name="P2"/>
      <text:p text:style-name="P2"/>
      <text:p text:style-name="P2"/>
      <text:p text:style-name="P2"/>
      <text:p text:style-name="P2"/>
      <text:p text:style-name="P2"/>
      <text:p text:style-name="P2">Ahisahar Pretel Rodríguez 75937643S</text:p>
      <text:p text:style-name="P3">Correo: approdriguez@correo.ugr.es</text:p>
      <text:p text:style-name="P2">Grupo Practicas 2/Jueves 5:30/7:30</text:p>
      <text:p text:style-name="P2">2014/2015</text:p>
      <text:p text:style-name="P2"/>
      <text:p text:style-name="P2"/>
      <text:p text:style-name="P2"><text:soft-page-break/>Índ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Descripción del problema:</text:p>
      <text:p text:style-name="P3"/>
      <text:p text:style-name="P6"/>
      <text:p text:style-name="P6"/>
      <text:p text:style-name="P6"/>
      <text:p text:style-name="P6"/>
      <text:p text:style-name="P7">Estamos ante un problema de clasificación, con aprendizaje supervisado. <text:span text:style-name="T4">Disponemos de una muestra de objetos ya clasificados en función de sus valores en una serie de atributos y cada objeto pertenece a una clase.</text:span></text:p>
      <text:p text:style-name="P7"/>
      <text:p text:style-name="P10">El objetivo a realizar es obtener un sistema que permita clasificar automáticamente dichos objetos con el mayor porcentaje de éxito posible. </text:p>
      <text:p text:style-name="P6"/>
      <text:p text:style-name="P8">Al ser un problema supervisado, conocemos el numero de clases existentes en el problema y la clase concreta a la que pertenece cada objeto del conjunto de muestras.</text:p>
      <text:p text:style-name="P8"/>
      <text:p text:style-name="P8">Para llevar a cabo esta tarea necesitamos realizar dos acciones: Aprendizaje y Validación.</text:p>
      <text:p text:style-name="P8">Por lo que tenemos que dividir el conjunto de ejemplos en dos conjuntos:</text:p>
      <text:p text:style-name="P8"/>
      <text:p text:style-name="P8">-” Train” o entrenamiento: utilizado para aprender el clasificador.</text:p>
      <text:p text:style-name="P8">-”Test” o prueba: utilizado para validar el clasificador, es decir, para probarlo y calcular el porcentaje de clasificación sobre los ejemplos del conjunto.</text:p>
      <text:p text:style-name="P8"/>
      <text:p text:style-name="P8">Para mayor seguridad, se crean varios conjuntos tanto de test como de training, para ello utilizaremos la técnica de validación cruzada: </text:p>
      <text:p text:style-name="P8"/>
      <text:p text:style-name="P8">- Crearemos 5 conjuntos distintos de los datos al 50%.</text:p>
      <text:p text:style-name="P8">-Aprenderemos con el conjunto de train y validaremos con el de test.</text:p>
      <text:p text:style-name="P8">-De cada partición obtendremos dos valores de porcentaje.</text:p>
      <text:p text:style-name="P8">-La calidad del método vendrá dada por la media de los 10 porcentajes de clasificación.</text:p>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2.Descripción de la aplicación de los algoritmos</text:p>
      <text:p text:style-name="P6"/>
      <text:p text:style-name="P6">El objetivo de esta práctica es aplicar el funcionamiento de los algoritmos de Optimización basada en Colonias de Hormigas (OCH) al problema de clasificación de selección de características. Para ello emplearán dos algoritmos: </text:p>
      <text:p text:style-name="P6"/>
      <text:p text:style-name="P6">- <text:span text:style-name="T1">El Sistema de Colonias de Hormigas (SCH) incorporando búsqueda local basada en el primero el mejor <text:s/>(SCH-BL).</text:span></text:p>
      <text:p text:style-name="P6"/>
      <text:p text:style-name="P11"><text:span text:style-name="T2">- </text:span><text:span text:style-name="T3">E</text:span>l Sistema de Hormigas Max-Min, <text:span text:style-name="T1">también con busqueda local basada en el primero el mejor (SHMM-BL).</text:span></text:p>
      <text:p text:style-name="P11"/>
      <text:p text:style-name="P12"><text:span text:style-name="T1">Los resultados obtenidos con ambos algoritmos deberán compararse con los proporcionados por el clasificador 3-NN obtenido empleando las características seleccionadas por el método greedy </text:span>Sequential Forward Selection (SFS).</text:p>
      <text:p text:style-name="P12"/>
      <text:p text:style-name="P15">Para la implementación de los dos algoritmos usaremos la siguiente representación:</text:p>
      <text:p text:style-name="P15"/>
      <text:p text:style-name="P16">Representación</text:p>
      <text:p text:style-name="P15"/>
      <text:p text:style-name="P15">El esquema de representación de las componentes de la solución L son las n características del problema. Para ello emplearemos un grafo de construcción que incluye los n nodos y es totalmente conexo.</text:p>
      <text:p text:style-name="P15"/>
      <text:p text:style-name="P15">Aunque en el grafo no se pueden formar ciclos, ya que no se puede escoger una característica más de una vez, por lo que hay que tenerlo en cuenta.</text:p>
      <text:p text:style-name="P15"/>
      <text:p text:style-name="P16">Función objetivo</text:p>
      <text:p text:style-name="P16"/>
      <text:p text:style-name="P19">La función objetivo de ambos algoritmos será el porcentaje de acierto del clasificador 3-NN diseñado empleando las características seleccionadas en la solución L construida por cada hormiga:</text:p>
      <text:p text:style-name="P19"/>
      <text:p text:style-name="P19">Para cada hormiga..hasta n hormigas</text:p>
      <text:p text:style-name="P19"/>
      <text:p text:style-name="P19">SolHormiga={i..n} n= n_caracteristicas::{0,1}</text:p>
      <text:p text:style-name="P19"/>
      <text:p text:style-name="P19">Acierto = 3-NN(solHormiga)</text:p>
      <text:p text:style-name="P19"/>
      <text:p text:style-name="P20">hormiga+=hormiga</text:p>
      <text:p text:style-name="P15"/>
      <text:p text:style-name="P16">Selección de las características</text:p>
      <text:p text:style-name="P16"/>
      <text:p text:style-name="P19">Las hormigas son ciegas, no pueden ver, por lo que se tienen que guiar usando otros métodos. El método que usan las hormigas <text:s/>es utilizando rastros de feromona, qu todas pueden oler y les indican cierta preferencia a un punto que hacia otro cualquiera que no contiene dichas feromonas. </text:p>
      <text:p text:style-name="P19"/>
      <text:p text:style-name="P19">Para reproducir dicho mecanismo de g<text:span text:style-name="T5">ui</text:span>a <text:span text:style-name="T5">emplearemos dos rastros de feromona, representados por dos vectores:</text:span></text:p>
      <text:p text:style-name="P19"/>
      <text:p text:style-name="P13"><text:span text:style-name="T6">1. En el que guardaremos un rastro a cada nodo del grafo </text:span>τ-car f. <text:span text:style-name="T5">El cuál indica la preferencia </text:span><text:soft-page-break/><text:span text:style-name="T5">memorística de seleccionar la característica correspondiente. Emulando el rastro que dejaría una hormiga al pasar por un camino, por así decirlo su huella.</text:span></text:p>
      <text:p text:style-name="P21"/>
      <text:p text:style-name="P13"><text:span text:style-name="T5">2. En el segundo asociaremos un rastro a cada valor posible del número de características nc a seleccionar por cada hormiga </text:span>τ-num-carnc, <text:span text:style-name="T5">para hacer que la hormiga seleccione un numero de características.</text:span></text:p>
      <text:p text:style-name="P13"/>
      <text:p text:style-name="P17">Información heurística</text:p>
      <text:p text:style-name="P16"/>
      <text:p text:style-name="P21">Calcularemos la preferencia de escoger individualmente la característica fi, definida como la cantidad de información de la variable fi con respecto a las clases C, cuanto mayor sea este valor más relación tendra la variable con la clase y por tanto mejor funcionará nuestro clasificador.</text:p>
      <text:p text:style-name="P21"/>
      <text:p text:style-name="P21">La calcularemos del siguiente modo</text:p>
      <text:p text:style-name="P21"/>
      <text:p text:style-name="P21"><text:span text:style-name="T8">nc </text:span>Desde 1 hasta N<text:tab/><text:tab/><text:tab/><text:tab/>Siendo N el número de características</text:p>
      <text:p text:style-name="P21"><text:tab/>c Desde 1 hasta Nc<text:tab/><text:tab/><text:tab/>Siendo Nc el numero de clases del problema</text:p>
      <text:p text:style-name="P21"><text:tab/><text:tab/>j Desde 1 hasta Nfi<text:tab/><text:tab/>Siendo Nfi los valores discretos de fi (intervalos)</text:p>
      <text:p text:style-name="P21"><text:tab/><text:tab/></text:p>
      <text:p text:style-name="P13"><text:span text:style-name="T5"><text:tab/><text:tab/><text:tab/></text:span>P ( c , fij) ⋅ log 2 ( P ( c , fij ) P ( c)· P ( fij ) )</text:p>
      <text:p text:style-name="P13"><text:tab/><text:tab/><text:span text:style-name="T8">j+=j</text:span></text:p>
      <text:p text:style-name="P13"><text:tab/><text:span text:style-name="T8">c+=c</text:span></text:p>
      <text:p text:style-name="P22">nc+=nc</text:p>
      <text:p text:style-name="P21">Siendo:</text:p>
      <text:p text:style-name="P21"/>
      <text:p text:style-name="P21">P ( c,fij) es la probabilidad de que un ejemplo del conjunto de entrenamiento sea de clase c cuando la variable fi vale fij  </text:p>
      <text:p text:style-name="P21">P ( c) es la probabilidad de la clase c en el conjunto de entrenamiento  </text:p>
      <text:p text:style-name="P21">P ( fij) es la probabilidad del valor fij en el conjunto de entrenamiento</text:p>
      <text:p text:style-name="P21"/>
      <text:p text:style-name="P17">Proceso constructivo</text:p>
      <text:p text:style-name="P17"/>
      <text:p text:style-name="P20">Antes de inicializar el proceso constructivo se genera aleatoriamente el numero de características que la hormiga concreta va a seleccionar en esta iteración. Para ello se construye una ruleta con los segundos rastros de feromona y se hace girar una ruleta con ellos para conseguir un nc concreto.</text:p>
      <text:p text:style-name="P20"/>
      <text:p text:style-name="P14"><text:span text:style-name="T7">Nc = girarRuleta(Vector_</text:span>τ-num-car.<text:span text:style-name="T7">[1..c</text:span><text:span text:style-name="T8">])</text:span></text:p>
      <text:p text:style-name="P14"/>
      <text:p text:style-name="P22">Para k=1 hasta nc</text:p>
      <text:p text:style-name="P14"><text:span text:style-name="T8"><text:tab/></text:span>J(k) = {fi∈{1, …, n} | fi∉L} <text:span text:style-name="T8">J lista de candidatos factibles asociados a los nodos</text:span></text:p>
      <text:p text:style-name="P14"><text:tab/><text:span text:style-name="T8">Para i=1 hasta nc</text:span></text:p>
      <text:p text:style-name="P14"><text:tab/><text:tab/><text:span text:style-name="T8">L[i]=reglaTransicion(J(k))</text:span></text:p>
      <text:p text:style-name="P14"><text:tab/><text:tab/><text:span text:style-name="T8">i+=i</text:span></text:p>
      <text:p text:style-name="P14"><text:tab/><text:span text:style-name="T8">k+=k</text:span></text:p>
      <text:p text:style-name="P14"/>
      <text:p text:style-name="P14"/>
      <text:p text:style-name="P14"/>
      <text:p text:style-name="P14"/>
      <text:p text:style-name="P14"/>
      <text:p text:style-name="P14"/>
      <text:p text:style-name="P14"><text:soft-page-break/></text:p>
      <text:p text:style-name="P18">Mejora de la solución</text:p>
      <text:p text:style-name="P14"/>
      <text:p text:style-name="P22">Una vez generada la el vector solución por la hormiga, <text:span text:style-name="T9">se empleará la búsqueda local del primer mejor vecino sobre dicha solución, en cada iteración del algoritmo OCH. Se detendrá la ejecución después de haber realizado una única iteración, se haya encontrado mejora o no.</text:span></text:p>
      <text:p text:style-name="P23">Busqueda local:</text:p>
      <text:p text:style-name="P23"/>
      <text:p text:style-name="P23"/>
      <text:p text:style-name="P23"/>
      <text:p text:style-name="P23">Desde i=1 hasta i=1</text:p>
      <text:p text:style-name="P23"><text:tab/></text:p>
      <text:p text:style-name="P23"><text:tab/><text:span text:style-name="T10">vecino = generarVecino()</text:span></text:p>
      <text:p text:style-name="P23"><text:tab/><text:span text:style-name="T10">vecino.</text:span>costeSol = calcularCoste()</text:p>
      <text:p text:style-name="P23"/>
      <text:p text:style-name="P23"><text:tab/>si <text:span text:style-name="T10">vecino.</text:span>costeSol&gt;<text:span text:style-name="T10">solActual.</text:span>costeSol</text:p>
      <text:p text:style-name="P23"><text:tab/><text:tab/>solActual=<text:span text:style-name="T10">vecino</text:span></text:p>
      <text:p text:style-name="P23"><text:span text:style-name="T10">devolver</text:span> sol</text:p>
      <text:p text:style-name="P22"/>
      <text:p text:style-name="P22"/>
      <text:p text:style-name="P22"/>
      <text:p text:style-name="P23">generarVecino(nc)</text:p>
      <text:p text:style-name="P23"/>
      <text:p text:style-name="P23"><text:tab/><text:span text:style-name="T10">hacer</text:span></text:p>
      <text:p text:style-name="P23"><text:tab/></text:p>
      <text:p text:style-name="P24"><text:span text:style-name="T10"><text:tab/>r</text:span>and<text:span text:style-name="T10">1</text:span> = random() <text:tab/><text:tab/>Generamos un random para intercambiar </text:p>
      <text:p text:style-name="P24"><text:span text:style-name="T10"><text:tab/>r</text:span>and<text:span text:style-name="T10">2</text:span> = random() <text:tab/><text:tab/>Generamos un random para intercambiar </text:p>
      <text:p text:style-name="P24"/>
      <text:p text:style-name="P25"><text:tab/>hasta sol[rand1]=0 y sol[rand2]=1</text:p>
      <text:p text:style-name="P25"/>
      <text:p text:style-name="P25"><text:tab/><text:tab/>sol[rand1]=1 </text:p>
      <text:p text:style-name="P25"><text:tab/><text:tab/>sol[rand2]=0</text:p>
      <text:p text:style-name="P25"/>
      <text:p text:style-name="P25"><text:tab/>devolver sol</text:p>
      <text:p text:style-name="P25"/>
      <text:p text:style-name="P25"><text:tab/></text:p>
      <text:p text:style-name="P25"><text:tab/><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text:soft-page-break/>3. Estructuras de los algoritmos</text:p>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9:42:06.484945886</meta:creation-date>
    <dc:date>2015-06-08T22:03:28.206527822</dc:date>
    <meta:editing-duration>PT14M58S</meta:editing-duration>
    <meta:editing-cycles>1</meta:editing-cycles>
    <meta:document-statistic meta:table-count="0" meta:image-count="0" meta:object-count="0" meta:page-count="7" meta:paragraph-count="86" meta:word-count="945" meta:character-count="6039" meta:non-whitespace-character-count="5110"/>
    <meta:generator>LibreOffice/4.2.7.2$Linux_X86_64 LibreOffice_project/420m0$Build-2</meta:generator>
  </office:meta>
</office:document-meta>
</file>